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row>
              <mover accent="true">
                <mo stretchy="false">ϕ</mo>
                <mo stretchy="false">̄</mo>
              </mover>
            </mrow>
            <mi>i</mi>
            <mrow>
              <mrow>
                <mo stretchy="false">(</mo>
                <mrow>
                  <mn>1</mn>
                </mrow>
                <mo stretchy="false">)</mo>
              </mrow>
            </mrow>
          </msubsup>
        </mrow>
      </mfenced>
      <mrow>
        <mi/>
        <mo stretchy="false">=</mo>
        <mi/>
      </mrow>
      <mrow>
        <munder>
          <mo stretchy="false">∫</mo>
          <mi>n</mi>
        </munder>
        <mi/>
      </mrow>
      <msubsup>
        <mi>c</mi>
        <mi>n</mi>
        <mrow>
          <mrow>
            <mo stretchy="false">(</mo>
            <mrow>
              <mi>i</mi>
            </mrow>
            <mo stretchy="false">)</mo>
          </mrow>
        </mrow>
      </msubsup>
      <mi/>
      <mfenced open="∣" close="〉">
        <mrow>
          <msubsup>
            <mi>a</mi>
            <mi>n</mi>
            <mrow>
              <mrow>
                <mo stretchy="false">(</mo>
                <mrow>
                  <mn>1</mn>
                </mrow>
                <mo stretchy="false">)</mo>
              </mrow>
            </mrow>
          </msubsup>
        </mrow>
      </mfenced>
      <mi/>
      <mtext> ; </mtext>
      <mi/>
      <mfenced open="∣" close="〉">
        <mrow>
          <msubsup>
            <mrow>
              <mover accent="true">
                <mo stretchy="false">ϕ</mo>
                <mo stretchy="false">̂</mo>
              </mover>
            </mrow>
            <mi>j</mi>
            <mrow>
              <mrow>
                <mo stretchy="false">(</mo>
                <mrow>
                  <mn>2</mn>
                </mrow>
                <mo stretchy="false">)</mo>
              </mrow>
            </mrow>
          </msubsup>
        </mrow>
      </mfenced>
      <mrow>
        <mi/>
        <mo stretchy="false">=</mo>
        <mi/>
      </mrow>
      <mrow>
        <munder>
          <mo stretchy="false">∫</mo>
          <mi>m</mi>
        </munder>
        <mi/>
      </mrow>
      <msubsup>
        <mi>d</mi>
        <mi>m</mi>
        <mrow>
          <mrow>
            <mo stretchy="false">(</mo>
            <mrow>
              <mi>j</mi>
            </mrow>
            <mo stretchy="false">)</mo>
          </mrow>
        </mrow>
      </msubsup>
      <mi/>
      <mfenced open="∣" close="〉">
        <mrow>
          <msubsup>
            <mi>b</mi>
            <mi>m</mi>
            <mrow>
              <mrow>
                <mo stretchy="false">(</mo>
                <mrow>
                  <mn>2</mn>
                </mrow>
                <mo stretchy="false">)</mo>
              </mrow>
            </mrow>
          </msubsup>
        </mrow>
      </mfenced>
    </mrow>
    <annotation encoding="StarMath 5.0">left lline 
 {bar %iphi} _i ^{(1)} 
right rangle ~=~ int from n ` c _n ^{(i)} 
` 
left lline 
 a _n ^{(1)} 
right rangle 
~" ; "~~ 

left lline 
 {hat %iphi} _j ^{(2)} 
right rangle ~=~ int from m ` d _m ^{(j)} 
` 
left lline 
 b _m ^{(2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1:45:59.620000000</meta:creation-date>
    <meta:generator>LibreOffice/4.1.4.2$Windows_x86 LibreOffice_project/0a0440ccc0227ad9829de5f46be37cfb6edcf72</meta:generator>
  </office:meta>
</office:document-meta>
</file>